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7pt" style:font-size-asian="7pt" style:font-size-complex="7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Source IP</text:p>
          </table:table-cell>
          <table:table-cell office:value-type="string" calcext:value-type="string">
            <text:p>Destination IP</text:p>
          </table:table-cell>
          <table:table-cell office:value-type="string" calcext:value-type="string">
            <text:p>Source Port</text:p>
          </table:table-cell>
          <table:table-cell office:value-type="string" calcext:value-type="string">
            <text:p>Destination Port</text:p>
          </table:table-cell>
          <table:table-cell office:value-type="string" calcext:value-type="string">
            <text:p>Packet rate</text:p>
          </table:table-cell>
          <table:table-cell office:value-type="string" calcext:value-type="string">
            <text:p>Byte size</text:p>
          </table:table-cell>
          <table:table-cell office:value-type="string" calcext:value-type="string">
            <text:p>Packet Length</text:p>
          </table:table-cell>
          <table:table-cell office:value-type="string" calcext:value-type="string">
            <text:p>Sequence Number</text:p>
          </table:table-cell>
          <table:table-cell office:value-type="string" calcext:value-type="string">
            <text:p>Time to live</text:p>
          </table:table-cell>
          <table:table-cell office:value-type="string" calcext:value-type="string">
            <text:p>Received Time Diff</text:p>
          </table:table-cell>
          <table:table-cell office:value-type="string" calcext:value-type="string">
            <text:p>Packe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CA-1</text:p>
          </table:table-cell>
          <table:table-cell office:value-type="float" office:value="-0.504296" calcext:value-type="float">
            <text:p>-0.504296</text:p>
          </table:table-cell>
          <table:table-cell office:value-type="float" office:value="0.502527" calcext:value-type="float">
            <text:p>0.502527</text:p>
          </table:table-cell>
          <table:table-cell office:value-type="float" office:value="-0.27765" calcext:value-type="float">
            <text:p>-0.27765</text:p>
          </table:table-cell>
          <table:table-cell office:value-type="float" office:value="0.315316" calcext:value-type="float">
            <text:p>0.315316</text:p>
          </table:table-cell>
          <table:table-cell office:value-type="float" office:value="0.04486" calcext:value-type="float">
            <text:p>0.04486</text:p>
          </table:table-cell>
          <table:table-cell office:value-type="float" office:value="0.489847" calcext:value-type="float">
            <text:p>0.489847</text:p>
          </table:table-cell>
          <table:table-cell office:value-type="float" office:value="0.16433" calcext:value-type="float">
            <text:p>0.16433</text:p>
          </table:table-cell>
          <table:table-cell office:value-type="float" office:value="-0.022946" calcext:value-type="float">
            <text:p>-0.022946</text:p>
          </table:table-cell>
          <table:table-cell office:value-type="float" office:value="0.074887" calcext:value-type="float">
            <text:p>0.074887</text:p>
          </table:table-cell>
          <table:table-cell office:value-type="float" office:value="0.074881" calcext:value-type="float">
            <text:p>0.074881</text:p>
          </table:table-cell>
          <table:table-cell table:style-name="ce2" office:value-type="float" office:value="-0.18955" calcext:value-type="float">
            <text:p>-0.189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CA-2</text:p>
          </table:table-cell>
          <table:table-cell office:value-type="float" office:value="-0.034623" calcext:value-type="float">
            <text:p>-0.034623</text:p>
          </table:table-cell>
          <table:table-cell office:value-type="float" office:value="0.5024" calcext:value-type="float">
            <text:p>0.5024</text:p>
          </table:table-cell>
          <table:table-cell office:value-type="float" office:value="-0.011596" calcext:value-type="float">
            <text:p>-0.011596</text:p>
          </table:table-cell>
          <table:table-cell office:value-type="float" office:value="0.078706" calcext:value-type="float">
            <text:p>0.078706</text:p>
          </table:table-cell>
          <table:table-cell office:value-type="float" office:value="-0.049105" calcext:value-type="float">
            <text:p>-0.049105</text:p>
          </table:table-cell>
          <table:table-cell office:value-type="float" office:value="-0.221343" calcext:value-type="float">
            <text:p>-0.221343</text:p>
          </table:table-cell>
          <table:table-cell office:value-type="float" office:value="0.023023" calcext:value-type="float">
            <text:p>0.023023</text:p>
          </table:table-cell>
          <table:table-cell office:value-type="float" office:value="0.07257" calcext:value-type="float">
            <text:p>0.07257</text:p>
          </table:table-cell>
          <table:table-cell office:value-type="float" office:value="0.609978" calcext:value-type="float">
            <text:p>0.609978</text:p>
          </table:table-cell>
          <table:table-cell office:value-type="float" office:value="0.609958" calcext:value-type="float">
            <text:p>0.609958</text:p>
          </table:table-cell>
          <table:table-cell table:style-name="ce2" office:value-type="float" office:value="0.424707" calcext:value-type="float">
            <text:p>0.42470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RC_ADD</text:p>
          </table:table-cell>
          <table:table-cell office:value-type="string" calcext:value-type="string">
            <text:p>DES_A</text:p>
          </table:table-cell>
          <table:table-cell office:value-type="string" calcext:value-type="string">
            <text:p>FROM_NODE</text:p>
          </table:table-cell>
          <table:table-cell office:value-type="string" calcext:value-type="string">
            <text:p>TO_NODE</text:p>
          </table:table-cell>
          <table:table-cell office:value-type="string" calcext:value-type="string">
            <text:p>PKT_RATE</text:p>
          </table:table-cell>
          <table:table-cell office:value-type="string" calcext:value-type="string">
            <text:p>NUMBER_OF_BYTE</text:p>
          </table:table-cell>
          <table:table-cell office:value-type="string" calcext:value-type="string">
            <text:p>PKT_SIZE</text:p>
          </table:table-cell>
          <table:table-cell office:value-type="string" calcext:value-type="string">
            <text:p>SEQ_NUMBER</text:p>
          </table:table-cell>
          <table:table-cell office:value-type="string" calcext:value-type="string">
            <text:p>PKT_RESEVED_TIME</text:p>
          </table:table-cell>
          <table:table-cell office:value-type="string" calcext:value-type="string">
            <text:p>PKT_SEND_TIME</text:p>
          </table:table-cell>
          <table:table-cell table:style-name="ce2" office:value-type="string" calcext:value-type="string">
            <text:p>PKT_TYP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9:24:55.174276811</meta:creation-date>
    <dc:date>2019-08-13T18:29:07.862699686</dc:date>
    <meta:editing-duration>PT23H30M47S</meta:editing-duration>
    <meta:editing-cycles>4</meta:editing-cycles>
    <meta:generator>LibreOffice/5.1.6.2$Linux_X86_64 LibreOffice_project/10m0$Build-2</meta:generator>
    <meta:document-statistic meta:table-count="1" meta:cell-count="55" meta:object-count="0"/>
  </office:meta>
</office:document-meta>
</file>